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style>
    <style:style style:name="P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text-properties officeooo:paragraph-rsid="0003a516"/>
    </style:style>
    <style:style style:name="P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text-properties officeooo:rsid="0003a516" officeooo:paragraph-rsid="0003a516"/>
    </style:style>
    <style:style style:name="P4"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style>
    <style:style style:name="P5"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officeooo:paragraph-rsid="0003a516"/>
    </style:style>
    <style:style style:name="P6"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P7"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officeooo:paragraph-rsid="0003a516" style:font-name-asian="Times New Roman" style:font-size-asian="11pt" style:language-asian="en" style:country-asian="US" style:font-name-complex="Times New Roman" style:font-size-complex="11pt" style:language-complex="ar" style:country-complex="SA"/>
    </style:style>
    <style:style style:name="P8" style:family="paragraph" style:parent-style-name="Standard">
      <style:paragraph-properties fo:margin-left="0in" fo:margin-right="0in" fo:margin-top="0in" fo:margin-bottom="0in" loext:contextual-spacing="true" fo:text-align="center" style:justify-single-word="false" fo:orphans="2" fo:widows="2" fo:text-indent="0in" style:auto-text-indent="false" style:vertical-align="auto"/>
    </style:style>
    <style:style style:name="P9" style:family="paragraph" style:parent-style-name="Standard">
      <style:paragraph-properties fo:margin-left="0in" fo:margin-right="0in" fo:margin-top="0in" fo:margin-bottom="0in" loext:contextual-spacing="true" fo:text-align="center" style:justify-single-word="false" fo:orphans="2" fo:widows="2" fo:text-indent="0in" style:auto-text-indent="false" style:vertical-align="auto"/>
      <style:text-properties officeooo:rsid="0003a516" officeooo:paragraph-rsid="0003a516"/>
    </style:style>
    <style:style style:name="P10"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officeooo:rsid="0003a516" officeooo:paragraph-rsid="0003a516"/>
    </style:style>
    <style:style style:name="P11" style:family="paragraph" style:parent-style-name="Standard">
      <style:paragraph-properties fo:margin-left="0in" fo:margin-right="0in" fo:margin-top="0in" fo:margin-bottom="0in" loext:contextual-spacing="true" fo:text-align="start" style:justify-single-word="false" fo:orphans="2" fo:widows="2" fo:text-indent="0in" style:auto-text-indent="false" fo:padding-left="0in" fo:padding-right="0in" fo:padding-top="0in" fo:padding-bottom="0.0138in" fo:border-left="none" fo:border-right="none" fo:border-top="none" fo:border-bottom="1.5pt solid #000001" style:vertical-align="auto"/>
      <style:text-properties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P12" style:family="paragraph" style:parent-style-name="Standard" style:master-page-name="Standard">
      <style:paragraph-properties fo:margin-left="0in" fo:margin-right="0in" fo:margin-top="0in" fo:margin-bottom="0in" loext:contextual-spacing="true" fo:text-align="start" style:justify-single-word="false" fo:orphans="2" fo:widows="2" fo:text-indent="0in" style:auto-text-indent="false" style:page-number="auto" style:vertical-align="auto"/>
    </style:style>
    <style:style style:name="P13"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style:font-name="Arial" fo:font-size="11pt" fo:language="en" fo:country="US" officeooo:paragraph-rsid="0003a516" style:font-name-asian="Times New Roman" style:font-size-asian="11pt" style:language-asian="en" style:country-asian="US" style:font-name-complex="Arial1" style:font-size-complex="11pt" style:language-complex="ar" style:country-complex="SA"/>
    </style:style>
    <style:style style:name="P14"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style:font-name="Arial" fo:font-size="11pt" fo:language="en" fo:country="US" officeooo:rsid="0003a516" officeooo:paragraph-rsid="0003a516" style:font-name-asian="Times New Roman" style:font-size-asian="11pt" style:language-asian="en" style:country-asian="US" style:font-name-complex="Arial1" style:font-size-complex="11pt" style:language-complex="ar" style:country-complex="SA"/>
    </style:style>
    <style:style style:name="P15"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officeooo:paragraph-rsid="0003a516"/>
    </style:style>
    <style:style style:name="P16" style:family="paragraph" style:parent-style-name="List_20_Paragraph" style:list-style-name="WWNum8">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17" style:family="paragraph" style:parent-style-name="List_20_Paragraph" style:list-style-name="WWNum8">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officeooo:paragraph-rsid="0003a516"/>
    </style:style>
    <style:style style:name="P18" style:family="paragraph" style:parent-style-name="List_20_Paragraph" style:list-style-name="WWNum7">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19" style:family="paragraph" style:parent-style-name="List_20_Paragraph" style:list-style-name="WWNum6">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0" style:family="paragraph" style:parent-style-name="List_20_Paragraph" style:list-style-name="WWNum5">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1" style:family="paragraph" style:parent-style-name="List_20_Paragraph" style:list-style-name="WWNum4">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2" style:family="paragraph" style:parent-style-name="List_20_Paragraph" style:list-style-name="WWNum3">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3" style:family="paragraph" style:parent-style-name="List_20_Paragraph" style:list-style-name="WWNum2">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style>
    <style:style style:name="P24" style:family="paragraph" style:parent-style-name="List_20_Paragraph" style:list-style-name="WWNum1">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officeooo:rsid="0003a516" officeooo:paragraph-rsid="0003a516"/>
    </style:style>
    <style:style style:name="P25" style:family="paragraph" style:parent-style-name="List_20_Paragraph" style:list-style-name="WWNum8">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officeooo:rsid="0003a516" officeooo:paragraph-rsid="0003a516"/>
    </style:style>
    <style:style style:name="T1" style:family="text">
      <style:text-properties style:font-name="Arial" fo:font-size="14pt" fo:language="en" fo:country="US" fo:font-weight="bold" style:font-name-asian="Times New Roman" style:font-size-asian="14pt" style:language-asian="en" style:country-asian="US" style:font-weight-asian="bold" style:font-name-complex="Arial1" style:font-size-complex="14pt" style:language-complex="ar" style:country-complex="SA"/>
    </style:style>
    <style:style style:name="T2" style:family="text">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T3" style:family="text">
      <style:text-properties style:font-name="Arial" fo:font-size="11pt" fo:language="en" fo:country="US" officeooo:rsid="0003a516" style:font-name-asian="Times New Roman" style:font-size-asian="11pt" style:language-asian="en" style:country-asian="US" style:font-name-complex="Arial1" style:font-size-complex="11pt" style:language-complex="ar" style:country-complex="SA"/>
    </style:style>
    <style:style style:name="T4" style:family="text">
      <style:text-properties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T5" style:family="text">
      <style:text-properties style:font-name="Arial" fo:font-size="11pt" fo:language="en" fo:country="US" officeooo:rsid="0003a516" style:font-name-asian="Times New Roman" style:font-size-asian="11pt" style:language-asian="en" style:country-asian="US" style:font-name-complex="Times New Roman" style:font-size-complex="11pt" style:language-complex="ar" style:country-complex="SA"/>
    </style:style>
    <style:style style:name="T6" style:family="text">
      <style:text-properties style:font-name="Arial" fo:font-size="11pt" fo:language="en" fo:country="US" fo:font-weight="bold" style:font-name-asian="Times New Roman" style:font-size-asian="11pt" style:language-asian="en" style:country-asian="US" style:font-weight-asian="bold" style:font-name-complex="Arial1" style:font-size-complex="11pt" style:language-complex="ar" style:country-complex="SA"/>
    </style:style>
    <style:style style:name="T7" style:family="text">
      <style:text-properties style:font-name="Arial" fo:font-size="11pt" fo:language="en" fo:country="US" fo:font-weight="bold" officeooo:rsid="0003a516" style:font-name-asian="Times New Roman" style:font-size-asian="11pt" style:language-asian="en" style:country-asian="US" style:font-weight-asian="bold" style:font-name-complex="Arial1" style:font-size-complex="11pt" style:language-complex="ar" style:country-complex="SA"/>
    </style:style>
    <style:style style:name="T8" style:family="text">
      <style:text-properties fo:language="en" fo:country="US"/>
    </style:style>
    <style:style style:name="T9" style:family="text">
      <style:text-properties officeooo:rsid="0003a51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lexey Omelchenko</text:span></text:p>
      <text:p text:style-name="P10"><text:span text:style-name="T2">McLean VA, 22102</text:span></text:p>
      <text:p text:style-name="P4"><text:span text:style-name="T2">Phone: </text:span><text:span text:style-name="T3">512</text:span><text:span text:style-name="T4">-</text:span><text:span text:style-name="T5">900</text:span><text:span text:style-name="T2">-</text:span><text:span text:style-name="T3">9513</text:span></text:p>
      <text:p text:style-name="P4"><text:span text:style-name="T2">E-mail: </text:span><text:a xlink:type="simple" xlink:href="mailto:Alexey.S.Omelchenko@gmail.com" text:style-name="Internet_20_link" text:visited-style-name="Visited_20_Internet_20_Link"><text:span text:style-name="T4">Alexey.S.Omelchenko@gmail.com</text:span></text:a></text:p>
      <text:p text:style-name="P11"/>
      <text:p text:style-name="P6"/>
      <text:p text:style-name="P9"><text:span text:style-name="T6">PROJECT MANAGER</text:span></text:p>
      <text:p text:style-name="P6"/>
      <text:p text:style-name="P4"><text:span text:style-name="T6">OBJECTIVE</text:span></text:p>
      <text:p text:style-name="P10"><text:span text:style-name="T2">To get a challenging position of software project manager in development of software systems.</text:span></text:p>
      <text:p text:style-name="P6"/>
      <text:p text:style-name="P4"><text:span text:style-name="T6">SUMMARY</text:span></text:p>
      <text:list xml:id="list4380428744661899723" text:style-name="WWNum1">
        <text:list-item>
          <text:p text:style-name="P24"><text:span text:style-name="T2">A project manager with total 15 years of experience in Software Development.</text:span></text:p>
        </text:list-item>
        <text:list-item>
          <text:p text:style-name="P24"><text:span text:style-name="T2">Understanding and responsibility for Enterprise Software planning, development and support.</text:span></text:p>
        </text:list-item>
        <text:list-item>
          <text:p text:style-name="P24"><text:span text:style-name="T2">Positive experience of close working with the Business in banking, investment and financial services.</text:span></text:p>
        </text:list-item>
        <text:list-item>
          <text:p text:style-name="P24"><text:span text:style-name="T2">Processes management on every stage of software Systems Lifecycle.</text:span></text:p>
        </text:list-item>
        <text:list-item>
          <text:p text:style-name="P24"><text:span text:style-name="T2">Understanding fundamental principles of Agile development.</text:span></text:p>
        </text:list-item>
        <text:list-item>
          <text:p text:style-name="P24"><text:span text:style-name="T2">Experience in distributed Teams Management (60+ people).</text:span></text:p>
        </text:list-item>
        <text:list-item>
          <text:p text:style-name="P24"><text:span text:style-name="T2">Experience in Budget Planning and Risk Management.</text:span></text:p>
        </text:list-item>
        <text:list-item>
          <text:p text:style-name="P24"><text:span text:style-name="T2">Technical experience in software development and technical leadership on complex projects.</text:span></text:p>
        </text:list-item>
        <text:list-item>
          <text:p text:style-name="P24"><text:span text:style-name="T2">6+ years of experience in software systems development for major international financial institutions (USA and Europe).</text:span></text:p>
        </text:list-item>
        <text:list-item>
          <text:p text:style-name="P24"><text:span text:style-name="T2">Following modern technologies, platforms and solutions. Experience in Open Source projects.</text:span></text:p>
        </text:list-item>
        <text:list-item>
          <text:p text:style-name="P24"><text:span text:style-name="T2">Excellent decision making and problem solving skills.</text:span></text:p>
        </text:list-item>
        <text:list-item>
          <text:p text:style-name="P24"><text:span text:style-name="T2">Excellent communication and interpersonal skills, leadership and teamwork.</text:span></text:p>
        </text:list-item>
      </text:list>
      <text:p text:style-name="P6"/>
      <text:p text:style-name="P4"><text:span text:style-name="T6">SKILLS</text:span></text:p>
      <text:p text:style-name="P15"><text:span text:style-name="T2">Process management skills:</text:span></text:p>
      <text:p text:style-name="P15"><text:span text:style-name="T2">Development process: Agile, Iterative methodologies, Scrum, TDD, FDD, PSP, TSP, XP;</text:span></text:p>
      <text:p text:style-name="P15"><text:span text:style-name="T2">Understanding of business processes in IT, Automation, ITIL/ITSM;</text:span></text:p>
      <text:p text:style-name="P15"><text:span text:style-name="T2">Business relationship, Resource management, Issue management;</text:span></text:p>
      <text:p text:style-name="P15"><text:span text:style-name="T2">Responsibility for complex business-critical systems which involved hundreds processes and services, multiple databases etc.;</text:span></text:p>
      <text:p text:style-name="P15"><text:span text:style-name="T2">Responsibility for Investment Banking Systems, Online Banking, CRM, Request Tracking System, etc.;</text:span></text:p>
      <text:p text:style-name="P15"><text:span text:style-name="T2">Quality management through Functional Testing, Load Testing, Monitoring, Maintenance, User Support etc</text:span></text:p>
      <text:p text:style-name="P13"/>
      <text:p text:style-name="P13">People management skills:</text:p>
      <text:p text:style-name="P13">Leadership, effective communication and interaction, knowledge management;</text:p>
      <text:p text:style-name="P13">Conflict management, Motivation;</text:p>
      <text:p text:style-name="P13">Annual employees assessment, promotion.</text:p>
      <text:p text:style-name="P13"/>
      <text:p text:style-name="P14">Technical skills:</text:p>
      <text:p text:style-name="P14">Deep understanding of principles necessary to create robust, secure, scalable software systems;</text:p>
      <text:p text:style-name="P14">Programming languages: C++, C#, .Net, Java, Objective-C, SQL, Python, Perl, Assembler;</text:p>
      <text:p text:style-name="P14">Architecture &amp; platforms: Linux, Solaris, Windows, UML, Design Patterns;</text:p>
      <text:p text:style-name="P14">Web technologies: HTML, XML, XSLT, PHP, LAMP;</text:p>
      <text:p text:style-name="P14">Source Control: Git, SVN (Subversion), CVS, Clearcase, Source Safe;</text:p>
      <text:p text:style-name="P13"><text:span text:style-name="T9">Virtualization: VMware, Xen, OpenVZ.</text:span></text:p>
      <text:p text:style-name="P13"><text:soft-page-break/></text:p>
      <text:p text:style-name="P4"><text:span text:style-name="T6">EXPERIENCE</text:span></text:p>
      <text:p text:style-name="P5"><text:span text:style-name="T7">2013 – Present</text:span><text:span text:style-name="T6">, </text:span><text:span text:style-name="T7">Software Development Engineer</text:span><text:span text:style-name="T6">, </text:span><text:span text:style-name="T7">NCBI</text:span><text:span text:style-name="T6"> (</text:span><text:a xlink:type="simple" xlink:href="http://ncbi.nlm.nih.gov/" text:style-name="Internet_20_link" text:visited-style-name="Visited_20_Internet_20_Link"><text:span text:style-name="T7">www.ncbi.nlm.nih.gov</text:span></text:a><text:span text:style-name="T6">), </text:span><text:span text:style-name="T7">Washington, D.C. Metro Area</text:span></text:p>
      <text:p text:style-name="P10"><text:span text:style-name="T2">System: NCBI Login</text:span></text:p>
      <text:p text:style-name="P10"><text:span text:style-name="T2">An authentication system for NCBI and similar organizations in Canada, UK and South Korea. It allows users to authenticate with their federated accounts from hundreds of institutes and agencies all across US.</text:span></text:p>
      <text:list xml:id="list7673845842298617993" text:style-name="WWNum8">
        <text:list-item>
          <text:p text:style-name="P25"><text:span text:style-name="T2">Took responsibility for Authentication System.</text:span></text:p>
        </text:list-item>
        <text:list-item>
          <text:p text:style-name="P25"><text:span text:style-name="T2">Communicated to dozens of institutes' IT services to establish or repair integration with NCBI authentication.</text:span></text:p>
        </text:list-item>
        <text:list-item>
          <text:p text:style-name="P25"><text:span text:style-name="T2">Worked with internal teams to implement NCBI authentication for their projects.</text:span></text:p>
        </text:list-item>
        <text:list-item>
          <text:p text:style-name="P25"><text:span text:style-name="T2">Implemented projects that allowed to improve user's accounts management, increase performance and reliability of the system.</text:span></text:p>
        </text:list-item>
        <text:list-item>
          <text:p text:style-name="P25"><text:span text:style-name="T2">Worked with institutes in UK, Canada and Korea on projects to deploy and adapt instances of NCBI Login System for their needs.</text:span></text:p>
        </text:list-item>
        <text:list-item>
          <text:p text:style-name="P25"><text:span text:style-name="T2">Ensured the system robustness especially during periods for scientists to submit their grant applications and reports.</text:span></text:p>
        </text:list-item>
        <text:list-item>
          <text:p text:style-name="P25"><text:span text:style-name="T2">Established automated monitoring and statistics reporting.</text:span></text:p>
        </text:list-item>
        <text:list-item>
          <text:p text:style-name="P25"><text:span text:style-name="T2">Reimplemented and replaced several components of the system which did not satisfy requirements for security, maintainability and monitoring. This helped to stay against several brute force attacks from the Internet.</text:span></text:p>
        </text:list-item>
        <text:list-item>
          <text:p text:style-name="P25"><text:span text:style-name="T2">Normal system load is about 20 million requests per week, system serves about 6 million registered users.</text:span></text:p>
        </text:list-item>
      </text:list>
      <text:p text:style-name="P3"><text:span text:style-name="T2">Environment: C++, C, Python, MS SQL Server, SVN, Git, JIRA, Confluence, Windows, Linux,</text:span></text:p>
      <text:p text:style-name="P3"><text:span text:style-name="T2"><text:s text:c="22"/>OAuth, SAML.</text:span></text:p>
      <text:p text:style-name="P6"/>
      <text:p text:style-name="P5"><text:span text:style-name="T7">2010 – 2013</text:span><text:span text:style-name="T6">, </text:span><text:span text:style-name="T7">Head of Corporate Business Technology</text:span><text:span text:style-name="T6">, Otkritie (</text:span><text:a xlink:type="simple" xlink:href="http://www.open.ru/en/" text:style-name="Internet_20_link" text:visited-style-name="Visited_20_Internet_20_Link">www.open.ru/en/</text:a><text:span text:style-name="T6">), Moscow, Russia</text:span></text:p>
      <text:p text:style-name="P5"><text:span text:style-name="T2">Systems: Internet Banking, SugarCRM, OTRS, CreditRegistry, Accounting System, SMS Information Service</text:span></text:p>
      <text:p text:style-name="P5"><text:span text:style-name="T2">A set of systems designed for needs of Bank’s corporate clients and VIP oriented business. Different systems are integrated. Some services are written from zero, another modified and adapted from open source projects.</text:span></text:p>
      <text:list xml:id="list33333305965385" text:continue-numbering="true" text:style-name="WWNum8">
        <text:list-item>
          <text:p text:style-name="P25"><text:span text:style-name="T2">Headed development, integration and support of all information systems of Corporate Business Department. Reported to Vise President of the Bank.</text:span></text:p>
        </text:list-item>
        <text:list-item>
          <text:p text:style-name="P25"><text:span text:style-name="T2">Lead from the beginning development and deployment of CRM system for Corporate Business.</text:span></text:p>
        </text:list-item>
        <text:list-item>
          <text:p text:style-name="P25"><text:span text:style-name="T2">Introduced and developed a set of analytical systems.</text:span></text:p>
        </text:list-item>
        <text:list-item>
          <text:p text:style-name="P25"><text:span text:style-name="T2">Worked as an interface between IT and Business departments.</text:span></text:p>
        </text:list-item>
        <text:list-item>
          <text:p text:style-name="P25"><text:span text:style-name="T2">Lead multiple projects and organized interactions between key departments to resolve business tasks.</text:span></text:p>
        </text:list-item>
        <text:list-item>
          <text:p text:style-name="P25"><text:span text:style-name="T2">Established real time monitoring of business critical infrastructure using a testing framework and the Nagios monitoring system.</text:span></text:p>
        </text:list-item>
        <text:list-item>
          <text:p text:style-name="P25"><text:span text:style-name="T2">Led development of an SMS Information Service: robust and fault tolerant system which notifies recipients about specified events throughout SMS.</text:span></text:p>
        </text:list-item>
        <text:list-item>
          <text:p text:style-name="P25"><text:span text:style-name="T2">Headed development of the integration between the old Online Banking System and the new one. Workload was 100,000 documents per day. System served 30,000 users.</text:span></text:p>
        </text:list-item>
        <text:list-item>
          <text:p text:style-name="P25"><text:soft-page-break/><text:span text:style-name="T2">Improved Online Banking system stability. It became the most stable information system in the Bank despite strict limitation on budget.</text:span></text:p>
        </text:list-item>
        <text:list-item>
          <text:p text:style-name="P25"><text:span text:style-name="T2">Designed a framework for internal system services development. It includes service management, logging, unified configuration management and a communication layer. It is used as a base for 5 different components serving ~50,000 transactions per day. The services uptime is ~6 months.</text:span></text:p>
        </text:list-item>
        <text:list-item>
          <text:p text:style-name="P25"><text:span text:style-name="T2">Led continuous efforts to optimize response time of SugarCRM. It improved from 2 – 10 seconds to less than 1 second. At the same time, the approximate number of users increased from 200 to 3000.</text:span></text:p>
        </text:list-item>
        <text:list-item>
          <text:p text:style-name="P25"><text:span text:style-name="T2">Obtained solid knowledge of corporate banking services.</text:span></text:p>
        </text:list-item>
      </text:list>
      <text:p text:style-name="P2"><text:span text:style-name="T2">Environment: C++, C#, Python, Perl, PHP, STL, Boost, Oracle, MS SQL Server, MySQL, SVN,</text:span></text:p>
      <text:p text:style-name="P2"><text:span text:style-name="T2"><text:s text:c="22"/>ZeroC ICE, NUnit, CppUnit, UML, Redmine, Windows, Linux</text:span></text:p>
      <text:p text:style-name="P7"/>
      <text:p text:style-name="P5"><text:span text:style-name="T6">2009 – 2010, </text:span><text:span text:style-name="T7">Manager of FX Market Team</text:span><text:span text:style-name="T6"> (AVP), Deutsche Bank (</text:span><text:a xlink:type="simple" xlink:href="http://db.com" text:style-name="Internet_20_link" text:visited-style-name="Visited_20_Internet_20_Link">db.com</text:a><text:span text:style-name="T6">), Moscow, Russia</text:span></text:p>
      <text:p text:style-name="P4"><text:span text:style-name="T2">Systems: ARIS, Score</text:span></text:p>
      <text:p text:style-name="P4"><text:span text:style-name="T2">Two automated risk management systems that valuate more than 1M trades daily. They are written in C#, use external risk engine written in C++, running on DataSynapse grid. DBMS – Oracle. For some types of reports FireBird is used.</text:span></text:p>
      <text:p text:style-name="P4"><text:span text:style-name="T2">They are deployed to 2 Citrix boxes, 10 application servers and pool of 3k DataSynapse engines.</text:span></text:p>
      <text:list xml:id="list5534426628149729654" text:style-name="WWNum7">
        <text:list-item>
          <text:p text:style-name="P18"><text:span text:style-name="T2">Supervised system development as technical owner</text:span></text:p>
        </text:list-item>
        <text:list-item>
          <text:p text:style-name="P18"><text:span text:style-name="T2">Delivered 4 major releases of the systems without issues</text:span></text:p>
        </text:list-item>
        <text:list-item>
          <text:p text:style-name="P18"><text:span text:style-name="T2">Implemented a number of new reports</text:span></text:p>
        </text:list-item>
        <text:list-item>
          <text:p text:style-name="P18"><text:span text:style-name="T2">Implemented permissions system for books of trades and reports</text:span></text:p>
        </text:list-item>
        <text:list-item>
          <text:p text:style-name="P18"><text:span text:style-name="T2">Developed automated regression testing of critical reports in collaboration with testing team</text:span></text:p>
        </text:list-item>
        <text:list-item>
          <text:p text:style-name="P18"><text:span text:style-name="T2">Coordinated work of development team in Moscow and business in London, Singapore and South America</text:span></text:p>
        </text:list-item>
        <text:list-item>
          <text:p text:style-name="P18"><text:span text:style-name="T2">Obtained knowledge of valuation of asset derivatives - FX, Money Market, FI, IR Swaps</text:span></text:p>
        </text:list-item>
      </text:list>
      <text:p text:style-name="P1"><text:span text:style-name="T2">Environment: C#, C++, STL, Boost, Python, Oracle, DataSynapse, SVN, UML, Jira, Confluence,</text:span></text:p>
      <text:p text:style-name="P1"><text:span text:style-name="T2"><text:s text:c="22"/>Windows</text:span></text:p>
      <text:p text:style-name="P6"/>
      <text:p text:style-name="P5"><text:span text:style-name="T6">2007 – 2009, </text:span><text:span text:style-name="T7">Technical Team Lead</text:span><text:span text:style-name="T6">, UBS (</text:span><text:a xlink:type="simple" xlink:href="http://ubs.com" text:style-name="Internet_20_link" text:visited-style-name="Visited_20_Internet_20_Link">ubs.com</text:a><text:span text:style-name="T6">), Moscow, Russia</text:span></text:p>
      <text:p text:style-name="P4"><text:span text:style-name="T2">System: Termi</text:span></text:p>
      <text:p text:style-name="P4"><text:span text:style-name="T2">Solution designed for securities trading, pricing, order management, trade audit and much more. It is used for trading of different derivatives. Termi is composed of a large number of processes; a huge number of batch jobs, scripts and cron jobs; and at least 3 databases.</text:span></text:p>
      <text:list xml:id="list6572036746838557146" text:style-name="WWNum6">
        <text:list-item>
          <text:p text:style-name="P19"><text:span text:style-name="T2">Transferred ownership of the system from another external team in 1.5 months</text:span></text:p>
        </text:list-item>
        <text:list-item>
          <text:p text:style-name="P19"><text:span text:style-name="T2">Organized team knowledge transfer</text:span></text:p>
        </text:list-item>
        <text:list-item>
          <text:p text:style-name="P19"><text:span text:style-name="T2">Supported the system until its total decommission</text:span></text:p>
        </text:list-item>
        <text:list-item>
          <text:p text:style-name="P19"><text:span text:style-name="T2">Assisted in step-by-step migration of dataflow into another new systems</text:span></text:p>
        </text:list-item>
        <text:list-item>
          <text:p text:style-name="P19"><text:span text:style-name="T2">Maintained legacy code in C, C++, Objective C, Perl, C Shell</text:span></text:p>
        </text:list-item>
        <text:list-item>
          <text:p text:style-name="P19"><text:span text:style-name="T2">Fixed a number of defects in source code</text:span></text:p>
        </text:list-item>
        <text:list-item>
          <text:p text:style-name="P19"><text:span text:style-name="T2">Implemented a number of stubs and connectors for new systems integration</text:span></text:p>
        </text:list-item>
        <text:list-item>
          <text:p text:style-name="P19"><text:span text:style-name="T2">Obtained knowledge of pricing of FI, FX derivatives</text:span></text:p>
        </text:list-item>
      </text:list>
      <text:p text:style-name="P1"><text:span text:style-name="T2">Environment: C++, C, Objective C, Perl, FIX, TCP/IP, Socket, Crontab, UML, Oracle, Sybase,</text:span></text:p>
      <text:p text:style-name="P1"><text:span text:style-name="T2"><text:s text:c="22"/>MS SQL Server, C Shell, Jira, Confluence, Solaris</text:span></text:p>
      <text:p text:style-name="P4"><text:span text:style-name="T2">System: Ultrabond</text:span></text:p>
      <text:p text:style-name="P5"><text:span text:style-name="T2">Solution for Mortgage-Backed securities data analysis designed as client-server software. Client side has Excel-like interface with tables, figures, charts and support of data import and export to </text:span><text:soft-page-break/><text:span text:style-name="T2">common formats. Platform: C#, Windows. Server side is distributed scalable computing system with single front-end and multiple back-ends, written in C++ for Solaris and Linux. Communication layer is Tibco Rendezvous and ZeroC ICE.</text:span></text:p>
      <text:list xml:id="list5290373960871471765" text:style-name="WWNum5">
        <text:list-item>
          <text:p text:style-name="P20"><text:span text:style-name="T2">Participated in planning and development of many small to medium projects</text:span></text:p>
        </text:list-item>
        <text:list-item>
          <text:p text:style-name="P20"><text:span text:style-name="T2">Added support of new external data feed – an external database, Oracle</text:span></text:p>
        </text:list-item>
        <text:list-item>
          <text:p text:style-name="P20"><text:span text:style-name="T2">Developed Perl script for conversion and import of historical data form a set of files</text:span></text:p>
        </text:list-item>
        <text:list-item>
          <text:p text:style-name="P20"><text:span text:style-name="T2">Ported server side software for Windows – the code became cross-platform – Solaris, Linux, Windows</text:span></text:p>
        </text:list-item>
        <text:list-item>
          <text:p text:style-name="P20"><text:span text:style-name="T2">Implemented general cache server on C# </text:span></text:p>
        </text:list-item>
        <text:list-item>
          <text:p text:style-name="P20"><text:span text:style-name="T2">Worked with other teams and business users</text:span></text:p>
        </text:list-item>
        <text:list-item>
          <text:p text:style-name="P20"><text:span text:style-name="T2">Obtained knowledge of valuation of fixed income and in particular Mortgage-Backed securities</text:span></text:p>
        </text:list-item>
      </text:list>
      <text:p text:style-name="P1"><text:span text:style-name="T2">Environment: C++, C#, Perl, STL, Boost, Threading, Syncfutsion, Tibco RV, ZeroC ICE, Sybase,</text:span></text:p>
      <text:p text:style-name="P1"><text:span text:style-name="T2"><text:s text:c="22"/>Oracle, CppUnit, NUnit, Clearcase, UML, Jira, Confluence Linux, Windows, Solaris</text:span></text:p>
      <text:p text:style-name="P6"/>
      <text:p text:style-name="P6"/>
      <text:p text:style-name="P4"><text:span text:style-name="T6">2006 – 2007, Senior Software Developer, CQG (</text:span><text:a xlink:type="simple" xlink:href="http://cqg.com" text:style-name="Internet_20_link" text:visited-style-name="Visited_20_Internet_20_Link">cqg.com</text:a><text:span text:style-name="T6">), Moscow, Russia</text:span></text:p>
      <text:p text:style-name="P4"><text:span text:style-name="T2">Product: CQG for Windows</text:span></text:p>
      <text:p text:style-name="P4"><text:span text:style-name="T2">Solution for all professional trader needs. It includes market coverage for futures, options, fixed income, foreign exchange, equities and indices. It incorporates several different interfaces – depth-of-market order book views, charts, spreadsheets.</text:span></text:p>
      <text:list xml:id="list1846130525456926343" text:style-name="WWNum4">
        <text:list-item>
          <text:p text:style-name="P21"><text:span text:style-name="T2">Guided development team of 4 people as a team lead</text:span></text:p>
        </text:list-item>
        <text:list-item>
          <text:p text:style-name="P21"><text:span text:style-name="T2">Performed performance analysis of the application, found several sources performance bottlenecks</text:span></text:p>
        </text:list-item>
        <text:list-item>
          <text:p text:style-name="P21"><text:span text:style-name="T2">Delivered 3 projects from 2 to 3 month length</text:span></text:p>
        </text:list-item>
        <text:list-item>
          <text:p text:style-name="P21"><text:span text:style-name="T2">Designed event based data provisioning for multithreaded user interface</text:span></text:p>
        </text:list-item>
        <text:list-item>
          <text:p text:style-name="P21"><text:span text:style-name="T2">Implemented new feature – Greeks values on depth-of-market trading interface – one additional column with corresponding valuated numbers – ActiveX control</text:span></text:p>
        </text:list-item>
        <text:list-item>
          <text:p text:style-name="P21"><text:span text:style-name="T2">Implemented interface improvement – Study Values on depth-of-market – every analytic curve on chart view that has value in price units can be shown on price column of DOM trading interface – ActiveX control</text:span></text:p>
        </text:list-item>
        <text:list-item>
          <text:p text:style-name="P21"><text:span text:style-name="T2">Used a set of well-known Design Patterns</text:span></text:p>
        </text:list-item>
        <text:list-item>
          <text:p text:style-name="P21"><text:span text:style-name="T2">Obtained solid knowledge of standard development process – CMMI, PSP, TSP, Scrum</text:span></text:p>
        </text:list-item>
        <text:list-item>
          <text:p text:style-name="P21"><text:span text:style-name="T2">Obtained remarkable knowledge of financial market terminology and business processes</text:span></text:p>
        </text:list-item>
      </text:list>
      <text:p text:style-name="P1"><text:span text:style-name="T2">Environment: C++, COM, ActiveX, STL, Boost, WTL, MFC, CVS, UML, Windows</text:span></text:p>
      <text:p text:style-name="P6"/>
      <text:p text:style-name="P4"><text:span text:style-name="T6">2004 – 2006, Software Developer, ABBYY (</text:span><text:a xlink:type="simple" xlink:href="http://abbyy.com/" text:style-name="Internet_20_link" text:visited-style-name="Visited_20_Internet_20_Link">abbyy.com</text:a><text:span text:style-name="T6">), Moscow, Russia</text:span></text:p>
      <text:p text:style-name="P4"><text:span text:style-name="T2">Product: ABBYY Recognition Server (</text:span><text:a xlink:type="simple" xlink:href="http://www.abbyy.com/recognition_server/" text:style-name="Internet_20_link" text:visited-style-name="Visited_20_Internet_20_Link"><text:span text:style-name="T4">http://www.abbyy.com/recognition_server/</text:span></text:a><text:span text:style-name="T2">)</text:span></text:p>
      <text:p text:style-name="P4"><text:span text:style-name="T2">Server-based OCR solution for automated document processing designed for high volume workload with transparent scalability and fault tolerance.</text:span></text:p>
      <text:list xml:id="list9198970092421906220" text:style-name="WWNum3">
        <text:list-item>
          <text:p text:style-name="P22"><text:span text:style-name="T2">Designed and implemented GUI management console for the server</text:span></text:p>
        </text:list-item>
        <text:list-item>
          <text:p text:style-name="P22"><text:span text:style-name="T2">Improved scalability for huge-size multipage documents processing</text:span></text:p>
        </text:list-item>
        <text:list-item>
          <text:p text:style-name="P22"><text:span text:style-name="T2">Ported OCR Engine from Windows to Linux</text:span></text:p>
        </text:list-item>
        <text:list-item>
          <text:p text:style-name="P22"><text:span text:style-name="T2">Implemented system layer API emulation for Linux</text:span></text:p>
        </text:list-item>
        <text:list-item>
          <text:p text:style-name="P22"><text:span text:style-name="T2">Developed compiler of Windows resource file language</text:span></text:p>
        </text:list-item>
        <text:list-item>
          <text:p text:style-name="P22"><text:span text:style-name="T2">Obtained remarkable knowledge of Win32 API and COM technology</text:span></text:p>
        </text:list-item>
        <text:list-item>
          <text:p text:style-name="P22"><text:span text:style-name="T2">Released first version of the Recognition Server</text:span></text:p>
        </text:list-item>
      </text:list>
      <text:p text:style-name="P1"><text:span text:style-name="T2">Environment: C++, STL, MFC, ATL, COM, RPC, MMC, Windows Service, VSS, UML, Windows,</text:span></text:p>
      <text:p text:style-name="P1"><text:span text:style-name="T2"><text:s text:c="22"/>Linux</text:span></text:p>
      <text:p text:style-name="P6"><text:soft-page-break/></text:p>
      <text:p text:style-name="P4"><text:span text:style-name="T6">2001 – 2004, Software Developer, Intel (</text:span><text:a xlink:type="simple" xlink:href="http://intel.com" text:style-name="Internet_20_link" text:visited-style-name="Visited_20_Internet_20_Link">intel.com</text:a><text:span text:style-name="T6">), Nizhny Novgorod, Russia</text:span></text:p>
      <text:p text:style-name="P4"><text:span text:style-name="T2">Product: Intel Performance Libraries (</text:span><text:a xlink:type="simple" xlink:href="http://software.intel.com/en-us/articles/intel-ipp/" text:style-name="Internet_20_link" text:visited-style-name="Visited_20_Internet_20_Link"><text:span text:style-name="T4">http://software.intel.com/en-us/articles/intel-ipp/</text:span></text:a><text:span text:style-name="T2">)</text:span></text:p>
      <text:p text:style-name="P4"><text:span text:style-name="T2">Highly optimized cross-platform software functions for multimedia, data processing, and communications applications</text:span><text:span text:style-name="T4">.</text:span></text:p>
      <text:list xml:id="list8155727385264636036" text:style-name="WWNum2">
        <text:list-item>
          <text:p text:style-name="P23"><text:span text:style-name="T2">Obtained outstanding experience in software performance analysis and optimization</text:span></text:p>
        </text:list-item>
        <text:list-item>
          <text:p text:style-name="P23"><text:span text:style-name="T2">Implemented and highly optimized diverse functions for Intel processors: Pentium 4, Itanium, XScale</text:span></text:p>
        </text:list-item>
        <text:list-item>
          <text:p text:style-name="P23"><text:span text:style-name="T2">Implemented algorithms for matrix processing, video processing, cryptography, big number arithmetic, XML processing</text:span></text:p>
        </text:list-item>
        <text:list-item>
          <text:p text:style-name="P23"><text:span text:style-name="T2">Participated in delivery of 4 major releases of Performance Libraries</text:span></text:p>
        </text:list-item>
        <text:list-item>
          <text:p text:style-name="P23"><text:span text:style-name="T2">Performed competitive performance analysis of MySQL engine built with GCC vs. Intel C++ Compiler. That was done for joint project of Intel Compiler team &amp; MySQL</text:span></text:p>
        </text:list-item>
        <text:list-item>
          <text:p text:style-name="P23"><text:span text:style-name="T2">Designed several libraries including cryptography and XML processing</text:span></text:p>
        </text:list-item>
        <text:list-item>
          <text:p text:style-name="P23"><text:span text:style-name="T2">Acquired deep knowledge of cross-platform software development</text:span></text:p>
        </text:list-item>
        <text:list-item>
          <text:p text:style-name="P23"><text:span text:style-name="T2">Investigated new technology – .Net – using open source implementation from Microsoft</text:span></text:p>
        </text:list-item>
        <text:list-item>
          <text:p text:style-name="P23"><text:span text:style-name="T2">Proposed a set of improvements for .Net Framework that highlight Intel performance values</text:span></text:p>
        </text:list-item>
        <text:list-item>
          <text:p text:style-name="P23"><text:span text:style-name="T2">Obtained important experience of working in a global organization and performing to its corporate values</text:span></text:p>
        </text:list-item>
        <text:list-item>
          <text:p text:style-name="P23"><text:span text:style-name="T2">Coordinated team work of 4 developers</text:span></text:p>
        </text:list-item>
        <text:list-item>
          <text:p text:style-name="P23"><text:span text:style-name="T2">Honored with a Very Special Thanks Award</text:span></text:p>
        </text:list-item>
      </text:list>
      <text:p text:style-name="P1"><text:span text:style-name="T2">Environment: C, C++, C#, Java, P/Invoke, JNI, Assembler, VSS, CVS, StarTeam, BitKeeper,</text:span></text:p>
      <text:p text:style-name="P1"><text:span text:style-name="T2"><text:s text:c="22"/>NUnit, JUnit, Rational Purify, Intel VTune, UML, Windows, Linux, PVSC Tracker,</text:span></text:p>
      <text:p text:style-name="P1"><text:span text:style-name="T2"><text:s text:c="22"/>Agile, XP</text:span></text:p>
      <text:p text:style-name="P6"/>
      <text:p text:style-name="P4"><text:span text:style-name="T6">EDUCATION &amp; SERTIFICATIONS</text:span></text:p>
      <text:p text:style-name="P6"/>
      <text:p text:style-name="P4"><text:span text:style-name="T2">2001 – MS in Physics, Moscow Institute of Engineering Physics (MEPhI), Russia</text:span></text:p>
      <text:p text:style-name="P6"/>
      <text:p text:style-name="P8"><text:span text:style-name="T2">EXCELLENT REFERENCES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left="0in" fo:margin-right="0in" fo:margin-top="0.3335in" fo:margin-bottom="0.139in" loext:contextual-spacing="false" fo:line-height="115%"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3pt" fo:language="en" fo:country="US" fo:font-weight="bold" style:font-name-asian="Times New Roman" style:font-family-asian="'Times New Roman'" style:font-family-generic-asian="system" style:font-pitch-asian="variable" style:font-size-asian="13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weight="bold" style:font-name-asian="Times New Roman"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style="italic" fo:font-weight="bold" style:font-name-asian="Times New Roman" style:font-family-asian="'Times New Roman'" style:font-family-generic-asian="system" style:font-pitch-asian="variable" style:font-size-asian="11pt" style:language-asian="en" style:country-asian="US" style:font-style-asian="italic" style:font-weight-asian="bold" style:font-name-complex="Arial1" style:font-family-complex="Arial"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0pt" fo:language="en" fo:country="US" style:font-name-asian="Times New Roman" style:font-family-asian="'Times New Roman'"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0pt" fo:language="en" fo:country="US" fo:font-style="italic" style:font-name-asian="Times New Roman"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Arial" fo:font-family="Arial" style:font-family-generic="roman" style:font-pitch="variable" fo:font-size="11pt" fo:language="ru" fo:country="RU" style:font-name-asian="Times New Roman" style:font-family-asian="'Times New Roman'" style:font-family-generic-asian="system" style:font-pitch-asian="variable" style:font-size-asian="11pt" style:language-asian="ru" style:country-asian="RU" style:font-name-complex="Arial1" style:font-family-complex="Arial"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left="0in" fo:margin-right="0in" fo:margin-top="0in" fo:margin-bottom="0.139in" loext:contextual-spacing="false" fo:text-align="start" style:justify-single-word="false" fo:orphans="2" fo:widows="2" fo:text-indent="0in" style:auto-text-indent="false" style:vertical-align="auto"/>
      <style:text-properties fo:color="#4f81bd" style:font-name="Arial" fo:font-family="Arial" style:font-family-generic="roman" style:font-pitch="variable" fo:font-size="9pt" fo:language="en" fo:country="US" fo:font-weight="bold" style:font-name-asian="Times New Roman" style:font-family-asian="'Times New Roman'" style:font-family-generic-asian="system" style:font-pitch-asian="variable" style:font-size-asian="9pt" style:language-asian="en" style:country-asian="US" style:font-weight-asian="bold" style:font-name-complex="Arial1" style:font-family-complex="Arial"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left="0in" fo:margin-right="0in" fo:margin-top="0in" fo:margin-bottom="0.2083in" loext:contextual-spacing="true" fo:text-align="start" style:justify-single-word="false" fo:orphans="2" fo:widows="2" fo:text-indent="0in" style:auto-text-indent="false" fo:padding-left="0in" fo:padding-right="0in" fo:padding-top="0in" fo:padding-bottom="0.0555in" fo:border-left="none" fo:border-right="none" fo:border-top="none" fo:border-bottom="0.99pt solid #4f81bd" style:vertical-align="auto"/>
      <style:text-properties fo:color="#17365d" style:font-name="Arial" fo:font-family="Arial" style:font-family-generic="roman" style:font-pitch="variable" fo:font-size="26pt" fo:letter-spacing="0.0035in" fo:language="en" fo:country="US" style:letter-kerning="true" style:font-name-asian="Times New Roman" style:font-family-asian="'Times New Roman'" style:font-family-generic-asian="system" style:font-pitch-asian="variable" style:font-size-asian="26pt" style:language-asian="en" style:country-asian="US" style:font-name-complex="Arial1" style:font-family-complex="Arial"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left="0in" fo:margin-right="0in" fo:margin-top="0in" fo:margin-bottom="0.139in" loext:contextual-spacing="false" fo:line-height="115%" fo:text-align="start" style:justify-single-word="false" fo:orphans="2" fo:widows="2" fo:text-indent="0in" style:auto-text-indent="false" style:vertical-align="auto"/>
      <style:text-properties fo:color="#4f81bd" style:font-name="Arial" fo:font-family="Arial" style:font-family-generic="roman" style:font-pitch="variable" fo:font-size="12pt" fo:letter-spacing="0.0102in" fo:language="en" fo:country="US" fo:font-style="italic" style:font-name-asian="Times New Roman" style:font-family-asian="'Times New Roman'" style:font-family-generic-asian="system" style:font-pitch-asian="variable" style:font-size-asian="12pt" style:language-asian="en" style:country-asian="US" style:font-style-asian="italic" style:font-name-complex="Arial1" style:font-family-complex="Arial"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text-properties fo:color="#00000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Arial" fo:font-family="Arial" style:font-family-generic="roman" style:font-pitch="variable" fo:font-size="11pt" fo:language="en" fo:country="US" fo:font-style="italic" fo:font-weight="bold" style:font-name-asian="Times New Roman" style:font-family-asian="'Times New Roman'" style:font-family-generic-asian="system" style:font-pitch-asian="variable" style:font-size-asian="11pt" style:language-asian="en" style:country-asian="US" style:font-style-asian="italic" style:font-weight-asian="bold" style:font-name-complex="Arial1" style:font-family-complex="Arial" style:font-family-generic-complex="system" style:font-pitch-complex="variable" style:font-size-complex="11pt" style:language-complex="ar" style:country-complex="SA" style:font-style-complex="italic" style:font-weight-complex="bold"/>
    </style:style>
    <style:style style:name="Contents_20_Heading" style:display-name="Contents Heading" style:family="paragraph" style:parent-style-name="Heading_20_1" style:default-outline-level="" style:class="index">
      <style:paragraph-properties fo:margin-left="0in" fo:margin-right="0in" fo:margin-top="0.3335in" fo:margin-bottom="0.139in" loext:contextual-spacing="false" fo:line-height="115%"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4f81bd" style:font-name="Arial" fo:font-family="Arial"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4f81bd" style:font-name="Arial" fo:font-family="Arial" style:font-family-generic="roman" style:font-pitch="variable"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fo:color="#4f81bd" style:font-name="Arial" fo:font-family="Arial" style:font-family-generic="roman" style:font-pitch="variable" fo:font-style="italic" fo:font-weight="bold" style:font-name-asian="Times New Roman" style:font-family-asian="'Times New Roman'"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Arial" fo:font-family="Arial" style:font-family-generic="roman" style:font-pitch="variable"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Заголовок_20_6_20_Знак" style:display-name="Заголовок 6 Знак" style:family="text" style:parent-style-name="Default_20_Paragraph_20_Font">
      <style:text-properties fo:color="#243f60" style:font-name="Arial" fo:font-family="Arial" style:font-family-generic="roman" style:font-pitch="variable" fo:font-style="italic" style:font-name-asian="Times New Roman" style:font-family-asian="'Times New Roman'" style:font-family-generic-asian="system" style:font-pitch-asian="variable" style:font-style-asian="italic" style:font-name-complex="Arial1" style:font-family-complex="Arial" style:font-family-generic-complex="system" style:font-pitch-complex="variable" style:font-style-complex="italic"/>
    </style:style>
    <style:style style:name="Заголовок_20_7_20_Знак" style:display-name="Заголовок 7 Знак" style:family="text" style:parent-style-name="Default_20_Paragraph_20_Font">
      <style:text-properties fo:color="#404040" style:font-name="Arial" fo:font-family="Arial" style:font-family-generic="roman" style:font-pitch="variable" fo:font-style="italic" style:font-name-asian="Times New Roman" style:font-family-asian="'Times New Roman'" style:font-family-generic-asian="system" style:font-pitch-asian="variable" style:font-style-asian="italic" style:font-name-complex="Arial1" style:font-family-complex="Arial"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fo:color="#4f81bd" style:font-name="Arial" fo:font-family="Arial" style:font-family-generic="roman"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fo:color="#404040"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Arial1" style:font-family-complex="Arial" style:font-family-generic-complex="system" style:font-pitch-complex="variable" style:font-size-complex="10pt" style:font-style-complex="italic"/>
    </style:style>
    <style:style style:name="Заголовок_20_1_20_Знак" style:display-name="Заголовок 1 Знак" style:family="text" style:parent-style-name="Default_20_Paragraph_20_Font">
      <style:text-properties fo:color="#365f91"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Название_20_Знак" style:display-name="Название Знак" style:family="text" style:parent-style-name="Default_20_Paragraph_20_Font">
      <style:text-properties fo:color="#17365d" style:font-name="Arial" fo:font-family="Arial" style:font-family-generic="roman" style:font-pitch="variable" fo:font-size="26pt" fo:letter-spacing="0.0035in" style:letter-kerning="true" style:font-name-asian="Times New Roman" style:font-family-asian="'Times New Roman'" style:font-family-generic-asian="system" style:font-pitch-asian="variable" style:font-size-asian="26pt" style:font-name-complex="Arial1" style:font-family-complex="Arial" style:font-family-generic-complex="system" style:font-pitch-complex="variable" style:font-size-complex="26pt"/>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Подзаголовок_20_Знак" style:display-name="Подзаголовок Знак" style:family="text" style:parent-style-name="Default_20_Paragraph_20_Font">
      <style:text-properties fo:color="#4f81bd" style:font-name="Arial" fo:font-family="Arial" style:font-family-generic="roman" style:font-pitch="variable" fo:font-size="12pt" fo:letter-spacing="0.0102in" fo:font-style="italic" style:font-name-asian="Times New Roman" style:font-family-asian="'Times New Roman'"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Без_20_интервала_20_Знак" style:display-name="Без интервала Знак" style:family="text" style:parent-style-name="Default_20_Paragraph_20_Font">
      <style:text-properties style:font-name-complex="Times New Roman" style:font-family-complex="'Times New Roman'" style:font-family-generic-complex="system" style:font-pitch-complex="variable"/>
    </style:style>
    <style:style style:name="Цитата_20_2_20_Знак" style:display-name="Цитата 2 Знак"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811in" fo:margin-right="0.5902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exey Omelchenko</dc:title>
    <dc:subject>Resume</dc:subject>
    <meta:initial-creator>Alexey Omelchenko</meta:initial-creator>
    <meta:keyword>C++</meta:keyword>
    <meta:keyword>Java</meta:keyword>
    <meta:keyword>Linux</meta:keyword>
    <meta:keyword>Solaris</meta:keyword>
    <meta:keyword>Windows</meta:keyword>
    <meta:keyword>x86</meta:keyword>
    <meta:keyword>Itanium</meta:keyword>
    <meta:creation-date>2012-01-11T01:37:00</meta:creation-date>
    <dc:date>2016-05-22T03:30:53.127000000</dc:date>
    <meta:editing-cycles>61</meta:editing-cycles>
    <meta:editing-duration>PT7H55M57S</meta:editing-duration>
    <meta:generator>LibreOffice/4.4.0.3$Windows_x86 LibreOffice_project/de093506bcdc5fafd9023ee680b8c60e3e0645d7</meta:generator>
    <meta:document-statistic meta:table-count="0" meta:image-count="0" meta:object-count="0" meta:page-count="5" meta:paragraph-count="154" meta:word-count="1808" meta:character-count="12722" meta:non-whitespace-character-count="10951"/>
    <meta:user-defined meta:name="Operator">admin</meta:user-defined>
  </office:meta>
</office:document-meta>
</file>